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rsid="004ed354" officeooo:paragraph-rsid="000c3a0b" style:font-size-asian="14pt" style:font-size-complex="14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color="#ce181e" fo:font-size="14pt" style:text-underline-style="solid" style:text-underline-width="auto" style:text-underline-color="font-color" fo:font-weight="bold" officeooo:rsid="001eb7a4" officeooo:paragraph-rsid="000c3a0b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size="14pt" fo:font-weight="normal" officeooo:paragraph-rsid="000c3a0b" style:font-size-asian="14pt" style:font-size-complex="14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officeooo:paragraph-rsid="000c3a0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3a0b" style:font-size-asian="12pt" style:font-size-complex="12pt"/>
    </style:style>
    <style:style style:name="P7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3a0b" style:font-size-asian="12pt" style:font-size-complex="12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0c3a0b" style:font-size-asian="14pt" style:font-size-complex="14pt"/>
    </style:style>
    <style:style style:name="P10" style:family="paragraph" style:parent-style-name="Heading_20_4">
      <style:paragraph-properties fo:text-align="justify" style:justify-single-word="false"/>
      <style:text-properties officeooo:paragraph-rsid="000c3a0b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79fb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79fb" style:font-size-asian="12pt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font-size="14pt" fo:font-style="normal" fo:font-weight="normal" officeooo:paragraph-rsid="000c79fb" style:font-size-asian="14pt" style:font-size-complex="14pt"/>
    </style:style>
    <style:style style:name="P14" style:family="paragraph" style:parent-style-name="Heading_20_4">
      <style:paragraph-properties fo:text-align="justify" style:justify-single-word="false"/>
      <style:text-properties officeooo:paragraph-rsid="000c79fb"/>
    </style:style>
    <style:style style:name="P15" style:family="paragraph" style:parent-style-name="Heading_20_4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79fb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3a0b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79fb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1.249cm" style:auto-text-indent="false"/>
      <style:text-properties fo:font-variant="normal" fo:text-transform="none" style:font-name="Times New Roman1" fo:font-size="12pt" fo:language="pt" fo:country="BR" fo:font-style="normal" fo:font-weight="normal" officeooo:rsid="001d6a87" officeooo:paragraph-rsid="000c79fb" style:font-size-asian="12pt" style:font-size-complex="12pt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officeooo:paragraph-rsid="000c79fb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79fb" style:font-size-asian="14pt" style:font-size-complex="14pt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paragraph-rsid="000ca9f2" style:font-size-asian="14pt" style:font-size-complex="14pt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font-size="14pt" fo:font-style="normal" fo:font-weight="normal" officeooo:rsid="004ed354" officeooo:paragraph-rsid="000c79fb" style:font-size-asian="14pt" style:font-size-complex="14pt"/>
    </style:style>
    <style:style style:name="P23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size="14pt" fo:font-weight="normal" officeooo:paragraph-rsid="000c79fb" style:font-size-asian="14pt" style:font-size-complex="14pt"/>
    </style:style>
    <style:style style:name="T1" style:family="text">
      <style:text-properties fo:font-variant="normal" fo:text-transform="none" fo:font-size="14pt" fo:font-style="normal" fo:font-weight="normal" style:font-size-asian="14pt" style:font-size-complex="14pt"/>
    </style:style>
    <style:style style:name="T2" style:family="text">
      <style:text-properties fo:font-variant="normal" fo:text-transform="none" fo:font-size="14pt" fo:font-style="normal" fo:font-weight="normal" officeooo:rsid="004f20f6" style:font-size-asian="14pt" style:font-size-complex="14pt"/>
    </style:style>
    <style:style style:name="T3" style:family="text">
      <style:text-properties fo:font-variant="normal" fo:text-transform="none" fo:font-size="14pt" fo:font-style="normal" fo:font-weight="normal" officeooo:rsid="004dd96a" style:font-size-asian="14pt" style:font-size-complex="14pt"/>
    </style:style>
    <style:style style:name="T4" style:family="text">
      <style:text-properties fo:font-variant="normal" fo:text-transform="none" fo:font-size="14pt" fo:font-style="normal" fo:font-weight="normal" officeooo:rsid="000c3a0b" style:font-size-asian="14pt" style:font-size-complex="14pt"/>
    </style:style>
    <style:style style:name="T5" style:family="text">
      <style:text-properties fo:font-variant="normal" fo:text-transform="none" fo:font-size="14pt" fo:font-style="normal" fo:font-weight="normal" officeooo:rsid="000ca9f2" style:font-size-asian="14pt" style:font-size-complex="14pt"/>
    </style:style>
    <style:style style:name="T6" style:family="text">
      <style:text-properties fo:font-variant="normal" fo:text-transform="none" style:font-name="Times New Roman1" fo:font-size="12pt" fo:language="pt" fo:country="BR" fo:font-style="normal" fo:font-weight="normal" officeooo:rsid="001d6a87" style:font-size-asian="12pt" style:font-size-complex="12pt"/>
    </style:style>
    <style:style style:name="T7" style:family="text">
      <style:text-properties fo:font-variant="normal" fo:text-transform="none" style:font-name="Times New Roman1" fo:font-size="14pt" fo:language="pt" fo:country="BR" fo:font-style="normal" fo:font-weight="normal" officeooo:rsid="001d6a87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normal" style:font-size-asian="14pt" style:font-size-complex="14pt"/>
    </style:style>
    <style:style style:name="T10" style:family="text">
      <style:text-properties fo:font-size="14pt" fo:font-weight="normal" style:font-size-asian="14pt" style:font-size-complex="14pt"/>
    </style:style>
    <style:style style:name="T11" style:family="text">
      <style:text-properties officeooo:rsid="004f20f6"/>
    </style:style>
    <style:style style:name="T12" style:family="text">
      <style:text-properties officeooo:rsid="004ed354"/>
    </style:style>
    <style:style style:name="T13" style:family="text">
      <style:text-properties officeooo:rsid="004dd96a"/>
    </style:style>
    <style:style style:name="T14" style:family="text">
      <style:text-properties officeooo:rsid="0048bd01"/>
    </style:style>
    <style:style style:name="T15" style:family="text">
      <style:text-properties officeooo:rsid="000c3a0b"/>
    </style:style>
    <style:style style:name="T16" style:family="text">
      <style:text-properties fo:color="#ce181e" fo:font-size="14pt" fo:font-style="normal" style:text-underline-style="solid" style:text-underline-width="auto" style:text-underline-color="font-color" fo:font-weight="bold" officeooo:rsid="000c79fb" style:font-size-asian="14pt" style:font-weight-asian="bold" style:font-size-complex="14pt" style:font-weight-complex="bold"/>
    </style:style>
    <style:style style:name="T17" style:family="text">
      <style:text-properties officeooo:rsid="000c79fb"/>
    </style:style>
    <style:style style:name="T18" style:family="text">
      <style:text-properties fo:font-weight="normal"/>
    </style:style>
    <style:style style:name="T19" style:family="text">
      <style:text-properties officeooo:rsid="000ca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CRIÇÃO FUGA – MENOR DE 21 - <text:span text:style-name="T11">PRIMÁRIO</text:span></text:p>
      <text:p text:style-name="P5"><text:span text:style-name="Emphasis"><text:span text:style-name="T1">Vistos etc.</text:span></text:span></text:p>
      <text:p text:style-name="P1">Tratam os autos de processo de execução de pena <text:span text:style-name="T15">imposta </text:span>a <text:span text:style-name="T12">WELTON JHONE DOS SANTOS</text:span>, menor de vinte e um anos à época do fato criminoso, condenado a <text:span text:style-name="T13">06 (seis) anos, 02 (dois) meses e 20 (vinte) dias de reclusão</text:span>.</text:p>
      <text:p text:style-name="P2">A sentença condenatória data de 01/06/2012, tendo transitado em julgado em 13/07/2012.</text:p>
      <text:p text:style-name="P4">Informam os autos a fuga do apenado desde <text:span text:style-name="T12">05/10/2014</text:span> (ev. 1.1, fl. <text:span text:style-name="T12">124, pv. 122</text:span>).</text:p>
      <text:p text:style-name="P1">Interveio o Ministério Público opinando pela extinção da punibilidade em face da prescrição executória (ev. <text:span text:style-name="T13">7</text:span>.1).</text:p>
      <text:p text:style-name="P8"><text:span text:style-name="T14">Anoto constar c</text:span>ertidão ao evento <text:span text:style-name="T13">4</text:span>.1 esclarecendo que não existem registros de novas prisões após a data da fuga, conforme informações disponíveis no SEEU, SAJ-PG5 e BNMP 2.0.</text:p>
      <text:p text:style-name="P1">Relatados.</text:p>
      <text:p text:style-name="P1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p>
      <text:p text:style-name="P9">Saliente-se que o trânsito em julgado a se considerar deve ser para ambas as partes, consoante entendimento do STF:</text:p>
      <text:p text:style-name="P6">RECURSO ESPECIAL. PRERROGATIVA DE FORO. PRESCRIÇÃO. INOCORRÊNCIA. TERMO INICIAL. DEMAIS TESES RECURSAIS REJEITADAS. IMEDIATA EXECUÇÃO DA PENA. I. TERMO INICIAL DA PRETENSÃO EXECUTÓRIA. 1. <text:span text:style-name="Strong_20_Emphasis"><text:span text:style-name="T18">A prescrição da pretensão executória pressupõe a inércia do titular do direito de punir. </text:span></text:span>(...). 2. <text:span text:style-name="Strong_20_Emphasis"><text:span text:style-name="T18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(...) 4. Desse modo, <text:span text:style-name="Strong_20_Emphasis"><text:span text:style-name="T18">se não houve ainda o trânsito em julgado para ambas as partes, não há falar-se em prescrição da pretensão executória. </text:span></text:span>(...) (RE 696533, Relator (a): Min. LUIZ FUX, Relator (a) p/ Acórdão Min. ROBERTO BARROSO, Primeira Turma, julgado em 06/02/2018, PROCESSO ELETRÔNICO DJe-041 DIVULG 02-03-2018 PUBLIC 05-03-2018)</text:p>
      <text:p text:style-name="P1">No caso, foi o réu, então primário e menor de vinte e um anos, condenado a <text:span text:style-name="T13">06 (seis) anos, 02 (dois) meses e 20 (vinte) dias de reclusão</text:span>, restando-lhe cumprir <text:span text:style-name="T11">03 (três) anos, 07 (sete) meses e 01 (um) dia</text:span> de privação de liberdade, prazo este sobre o qual a prescrição executória de <text:span text:style-name="T11">oito</text:span> deve incidir (Código Penal, arts. 109, <text:span text:style-name="T11">IV</text:span>).</text:p>
      <text:p text:style-name="P1">Na hipótese, contudo, tratando-se de acusado menor de 21 anos na data do fato, incide o disposto no art. 115 do CP: "São reduzidos de metade os prazos de prescrição quando o criminoso era, ao tempo do crime, menor de 21 (vinte e um) anos, ou, na data da sentença, maior de 70 (setenta) anos".</text:p>
      <text:p text:style-name="P1"><text:soft-page-break/>Logo, aqui o prazo prescricional aplicável é de <text:span text:style-name="T13">dois</text:span> anos, já transcorrido desde <text:span text:style-name="T11">04/10/2018</text:span>, posto datar a fuga do apenado em <text:span text:style-name="T11">05/10/2014</text:span>, incluindo-se aí o dia do início e excluindo-se o dia do fim, por se tratar de prazo material (art. 10 do CP), impondo-se o reconhecimento da extinção da punibilidade pela prescrição da pretensão executória, segundo o art. 107, IV, do Código Penal.</text:p>
      <text:h text:style-name="P10" text:outline-level="4"><text:span text:style-name="Emphasis"><text:span text:style-name="T1">Isto posto</text:span></text:span><text:span text:style-name="T1">, declaro prescrita a pretensão executória da pena privativa de liberdade executada neste</text:span><text:span text:style-name="T4">s</text:span><text:span text:style-name="T1"> autos, o que faço com arrimo no art. 107, IV, 1ª parte, c/c arts. 109, </text:span><text:span text:style-name="T2">I</text:span><text:span text:style-name="T3">V</text:span><text:span text:style-name="T1">, 110 e 115, todos do Código Penal.</text:span></text:h>
      <text:h text:style-name="P7" text:outline-level="4"><text:span text:style-name="Emphasis"><text:span text:style-name="T9">P.R.I. Arquivem-se estes autos após o trânsito em julgado, com "baixa" no SAJ e BNMP.</text:span></text:span></text:h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6"><text:span text:style-name="Emphasis"><text:span text:style-name="T6"/></text:span></text:p>
      <text:p text:style-name="P18"><text:soft-page-break/><text:span text:style-name="Emphasis"><text:span text:style-name="T16">RASCUNHO</text:span></text:span></text:p>
      <text:p text:style-name="P16"><text:span text:style-name="Emphasis"><text:span text:style-name="T7"/></text:span></text:p>
      <text:p text:style-name="P16"><text:span text:style-name="Emphasis"><text:span text:style-name="T7"/></text:span></text:p>
      <text:p text:style-name="P19"><text:span text:style-name="Emphasis"><text:span text:style-name="T1">Vistos etc.</text:span></text:span></text:p>
      <text:p text:style-name="P20">Tratam os autos de processo de execução de pena <text:span text:style-name="T15">imposta </text:span>a <text:span text:style-name="T17">ERINALDO DOS SANTOS FERREIRA</text:span>, menor de vinte e um anos à época do fato criminoso, condenado a <text:span text:style-name="T17">20 (vinte) anos de reclusão</text:span>.</text:p>
      <text:p text:style-name="P22">A sentença condenatória data de <text:span text:style-name="T17">13/04/1998</text:span>, tendo transitado em julgado em <text:span text:style-name="T17">03/11/1999</text:span>.</text:p>
      <text:p text:style-name="P23">Informam os autos a fuga do apenado desde <text:span text:style-name="T17">24/04/1998, anteriormente ao trânsito em julgado da sentença condenatória</text:span> (ev. 1.1, <text:span text:style-name="T12">pv. 33</text:span>).</text:p>
      <text:p text:style-name="P20">Interveio o Ministério Público opinando pela extinção da punibilidade em face da prescrição executória (ev. <text:span text:style-name="T17">6</text:span>.1).</text:p>
      <text:p text:style-name="P11"><text:span text:style-name="T14">Anoto constar c</text:span>ertidão ao evento <text:span text:style-name="T17">3</text:span>.1 esclarecendo que não existem registros de novas prisões após a data da fuga, conforme informações disponíveis no SEEU, SAJ-PG5 e BNMP 2.0.</text:p>
      <text:p text:style-name="P20">Relatados.</text:p>
      <text:p text:style-name="P20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 disciplinada no art. 110 do mesmo estatuto.</text:p>
      <text:p text:style-name="P13">Saliente-se que o trânsito em julgado a se considerar deve ser para ambas as partes, consoante entendimento do STF:</text:p>
      <text:p text:style-name="P12"><text:span text:style-name="T8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10">A prescrição da pretensão executória pressupõe a inércia do titular do direito de punir. </text:span></text:span><text:span text:style-name="T8">(...). 2. </text:span><text:span text:style-name="Strong_20_Emphasis"><text:span text:style-name="T10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8">(...) 4. Desse modo, </text:span><text:span text:style-name="Strong_20_Emphasis"><text:span text:style-name="T10">se não houve ainda o trânsito em julgado para ambas as partes, não há falar-se em prescrição da pretensão executória. </text:span></text:span><text:span text:style-name="T8">(...) (RE 696533, Relator (a): Min. LUIZ FUX, Relator (a) p/ Acórdão Min. ROBERTO BARROSO, Primeira Turma, julgado em 06/02/2018, PROCESSO ELETRÔNICO DJe-041 DIVULG 02-03-2018 PUBLIC 05-03-2018)</text:span></text:p>
      <text:p text:style-name="P20">No caso, foi o réu, então primário e menor de vinte e um anos, condenado a <text:span text:style-name="T17">20 (vinte) anos de reclusão</text:span>, restando-lhe cumprir <text:span text:style-name="T17">18 (dezoito) anos, 02 (dois) meses e 12 (doze) dias</text:span> de privação de liberdade, prazo este sobre o qual a prescrição executória de <text:span text:style-name="T17">vinte anos</text:span> deve incidir (Código Penal, arts. 109, <text:span text:style-name="T11">I</text:span>).</text:p>
      <text:p text:style-name="P20"><text:soft-page-break/>Na hipótese, contudo, tratando-se de acusado menor de 21 anos na data do fato, incide o disposto no art. 115 do CP: <text:span text:style-name="T17">“São reduzidos de metade os prazos de prescrição quando o criminoso era, ao tempo do crime, menor de 21 (vinte e um) anos, ou, na data da sentença, maior de 70 (setenta) anos”</text:span>.</text:p>
      <text:p text:style-name="P21">Logo, aqui o prazo prescricional aplicável é de <text:span text:style-name="T17">dez</text:span> anos, já transcorrido desde <text:span text:style-name="T19">02/11/2009</text:span>, <text:span text:style-name="T19">cujo parâmetro de cálculo é o trânsito em julgado da condenação, datada de 03/11/1999 (art. 112, I, do CP)</text:span>, incluindo-se aí o dia do início e excluindo-se o dia do fim, por se tratar de prazo material (art. 10 do CP), impondo-se o reconhecimento da extinção da punibilidade pela prescrição da pretensão executória, segundo o art. 107, IV, do Código Penal.</text:p>
      <text:h text:style-name="P14" text:outline-level="4"><text:span text:style-name="Emphasis"><text:span text:style-name="T1">Isto posto</text:span></text:span><text:span text:style-name="T1">, declaro prescrita a pretensão executória da pena privativa de liberdade executada neste</text:span><text:span text:style-name="T4">s</text:span><text:span text:style-name="T1"> autos, o que faço com arrimo no art. 107, IV, 1ª parte, c/c arts. 109, </text:span><text:span text:style-name="T2">I</text:span><text:span text:style-name="T1">, </text:span><text:span text:style-name="T5">e</text:span><text:span text:style-name="T1"> 115, todos do Código Penal.</text:span></text:h>
      <text:h text:style-name="P15" text:outline-level="4"><text:span text:style-name="Emphasis"><text:span text:style-name="T9">P.R.I. Arquivem-se estes autos após o trânsito em julgado, com "baixa" no SAJ e BNMP.</text:span></text:span></text:h>
      <text:p text:style-name="P17"><text:span text:style-name="Emphasis"><text:span text:style-name="T6"/></text:span></text:p>
      <text:p text:style-name="P17"><text:span text:style-name="Emphasis"><text:span text:style-name="T6"/></text:span></text:p>
      <text:p text:style-name="P17"><text:span text:style-name="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10:58.705000000</meta:creation-date>
    <dc:date>2019-11-20T10:21:40.058000000</dc:date>
    <meta:editing-duration>PT1H49M8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4" meta:paragraph-count="32" meta:word-count="1145" meta:character-count="6912" meta:non-whitespace-character-count="5798"/>
  </office:meta>
</office:document-meta>
</file>